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567" officeooo:paragraph-rsid="0018f567"/>
    </style:style>
    <style:style style:name="P2" style:family="paragraph" style:parent-style-name="Standard">
      <style:text-properties officeooo:rsid="0018f567" officeooo:paragraph-rsid="001a1d42"/>
    </style:style>
    <style:style style:name="P3" style:family="paragraph" style:parent-style-name="Standard">
      <style:text-properties fo:font-weight="bold" officeooo:rsid="0018f567" officeooo:paragraph-rsid="0018f567" style:font-weight-asian="bold" style:font-weight-complex="bold"/>
    </style:style>
    <style:style style:name="P4" style:family="paragraph" style:parent-style-name="Standard">
      <style:text-properties fo:font-weight="bold" officeooo:rsid="0018f567" officeooo:paragraph-rsid="001a1d42" style:font-weight-asian="bold" style:font-weight-complex="bold"/>
    </style:style>
    <style:style style:name="P5" style:family="paragraph" style:parent-style-name="Standard">
      <style:text-properties fo:font-weight="bold" officeooo:rsid="001b517f" officeooo:paragraph-rsid="001b517f" style:font-weight-asian="bold" style:font-weight-complex="bold"/>
    </style:style>
    <style:style style:name="P6" style:family="paragraph" style:parent-style-name="Standard">
      <style:text-properties fo:font-weight="bold" officeooo:rsid="00258ac5" officeooo:paragraph-rsid="00258ac5" style:font-weight-asian="bold" style:font-weight-complex="bold"/>
    </style:style>
    <style:style style:name="P7" style:family="paragraph" style:parent-style-name="Standard">
      <style:text-properties officeooo:rsid="001f937a" officeooo:paragraph-rsid="001f937a"/>
    </style:style>
    <style:style style:name="P8" style:family="paragraph" style:parent-style-name="Standard">
      <style:text-properties officeooo:rsid="00207ad6" officeooo:paragraph-rsid="00207ad6"/>
    </style:style>
    <style:style style:name="P9" style:family="paragraph" style:parent-style-name="Standard">
      <style:text-properties officeooo:rsid="0025432f" officeooo:paragraph-rsid="0025432f"/>
    </style:style>
    <style:style style:name="P10" style:family="paragraph" style:parent-style-name="Standard">
      <style:text-properties fo:font-weight="normal" officeooo:rsid="00258ac5" officeooo:paragraph-rsid="00258ac5" style:font-weight-asian="normal" style:font-weight-complex="normal"/>
    </style:style>
    <style:style style:name="T1" style:family="text">
      <style:text-properties officeooo:rsid="001a1d42"/>
    </style:style>
    <style:style style:name="T2" style:family="text">
      <style:text-properties officeooo:rsid="00225337"/>
    </style:style>
    <style:style style:name="T3" style:family="text">
      <style:text-properties officeooo:rsid="0025432f"/>
    </style:style>
    <style:style style:name="T4" style:family="text">
      <style:text-properties officeooo:rsid="00258a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1d42" style:font-weight-asian="bold" style:font-weight-complex="bold"/>
    </style:style>
    <style:style style:name="T7" style:family="text">
      <style:text-properties officeooo:rsid="0025d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8 – 12 <text:span text:style-name="T1">July</text:span></text:p>
      <text:p text:style-name="P8">collect and organise material from courses</text:p>
      <text:p text:style-name="P8"><text:tab/>- numerical simulation of differential equati<text:span text:style-name="T2">ons</text:span></text:p>
      <text:p text:style-name="P8"><text:tab/>- <text:span text:style-name="T2">computational methods for astrophysical applications</text:span></text:p>
      <text:p text:style-name="P8"><text:tab/>- <text:span text:style-name="T2">deterministische en stochastische integratietechnieken</text:span> </text:p>
      <text:p text:style-name="P1"/>
      <text:p text:style-name="P4">15 – 19 <text:span text:style-name="T1">July</text:span></text:p>
      <text:p text:style-name="P7">contact with professors via e-mail</text:p>
      <text:p text:style-name="P9">first steps in the exercises from professor Su<text:span text:style-name="T7">n</text:span>dqvist</text:p>
      <text:p text:style-name="P1"/>
      <text:p text:style-name="P2"><text:span text:style-name="T5">22 – 26 </text:span><text:span text:style-name="T6">July</text:span></text:p>
      <text:p text:style-name="P10">Petnica Summer school on Astrophysics</text:p>
      <text:p text:style-name="P2"/>
      <text:p text:style-name="P5">29 July – 2 August</text:p>
      <text:p text:style-name="P10">Petnica Summer school on Astrophysics</text:p>
      <text:p text:style-name="P10"/>
      <text:p text:style-name="P6">5 August – 9 August</text:p>
      <text:p text:style-name="P10">Petnica Summer school on Astrophysics &amp; 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10:37.266129390</meta:creation-date>
    <dc:date>2019-07-18T22:32:29.844237659</dc:date>
    <meta:editing-duration>PT21M49S</meta:editing-duration>
    <meta:editing-cycles>13</meta:editing-cycles>
    <meta:generator>LibreOffice/6.1.4.2$Linux_X86_64 LibreOffice_project/10$Build-2</meta:generator>
    <meta:document-statistic meta:table-count="0" meta:image-count="0" meta:object-count="0" meta:page-count="1" meta:paragraph-count="14" meta:word-count="70" meta:character-count="480" meta:non-whitespace-character-count="415"/>
  </office:meta>
</office:document-meta>
</file>